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3.5cm"/>
    </style:style>
    <style:style style:name="gr2" style:family="graphic" style:parent-style-name="standard">
      <style:graphic-properties svg:stroke-color="#2f75aa" draw:fill-color="#2f75aa" draw:textarea-horizontal-align="justify" draw:textarea-vertical-align="middle" draw:auto-grow-height="false" fo:min-height="0.85cm" fo:min-width="3.5cm"/>
    </style:style>
    <style:style style:name="gr3" style:family="graphic" style:parent-style-name="standard">
      <style:graphic-properties svg:stroke-color="#2f75aa" draw:fill-color="#2f75aa" draw:textarea-horizontal-align="justify" draw:textarea-vertical-align="middle" draw:auto-grow-height="false" fo:min-height="0.85cm" fo:min-width="3.4cm"/>
    </style:style>
    <style:style style:name="gr4" style:family="graphic" style:parent-style-name="standard">
      <style:graphic-properties svg:stroke-color="#2f75aa" draw:fill-color="#2f75aa" draw:textarea-horizontal-align="justify" draw:textarea-vertical-align="middle" draw:auto-grow-height="false" fo:min-height="0.95cm" fo:min-width="4.3cm"/>
    </style:style>
    <style:style style:name="gr5" style:family="graphic" style:parent-style-name="standard">
      <style:graphic-properties svg:stroke-color="#9c2c00" draw:fill-color="#9c2c00" draw:textarea-horizontal-align="justify" draw:textarea-vertical-align="middle" draw:auto-grow-height="false" fo:min-height="1.25cm" fo:min-width="4.7cm"/>
    </style:style>
    <style:style style:name="gr6" style:family="graphic" style:parent-style-name="standard">
      <style:graphic-properties svg:stroke-color="#c63800" draw:fill-color="#c63800" draw:textarea-horizontal-align="justify" draw:textarea-vertical-align="middle" draw:auto-grow-height="false" fo:min-height="1.25cm" fo:min-width="4.7cm"/>
    </style:style>
    <style:style style:name="gr7" style:family="graphic" style:parent-style-name="standard">
      <style:graphic-properties svg:stroke-color="#c67100" draw:fill-color="#c67100" draw:textarea-horizontal-align="justify" draw:textarea-vertical-align="middle" draw:auto-grow-height="false" fo:min-height="0.65cm" fo:min-width="3.1cm"/>
    </style:style>
    <style:style style:name="gr8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ff9201" draw:fill-color="#ff9201" draw:textarea-horizontal-align="justify" draw:textarea-vertical-align="middle" draw:auto-grow-height="false" fo:min-height="0.65cm" fo:min-width="4.3cm"/>
    </style:style>
    <style:style style:name="gr11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2f75aa"/>
      <style:paragraph-properties fo:text-align="center"/>
      <style:text-properties fo:color="#ffffff" style:font-name="Roboto Condensed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9c2c00"/>
      <style:paragraph-properties fo:text-align="center"/>
      <style:text-properties fo:color="#ffffff" style:font-name="Roboto Condensed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c63800"/>
      <style:paragraph-properties fo:text-align="center"/>
      <style:text-properties fo:color="#ffffff" style:font-name="Roboto Condensed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c67100"/>
      <style:paragraph-properties fo:text-align="center"/>
      <style:text-properties fo:color="#ffffff" style:font-name="Roboto Condensed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201"/>
      <style:paragraph-properties fo:text-align="center"/>
      <style:text-properties fo:color="#ffffff" style:font-name="Roboto Condensed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style:font-name="Roboto Condens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.1cm" svg:x="1.9cm" svg:y="1.6cm">
          <text:p text:style-name="P1">Objectif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.1cm" svg:x="9.3cm" svg:y="1.6cm">
          <text:p text:style-name="P1"><text:span text:style-name="T1">Acteu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.1cm" svg:x="1.9cm" svg:y="1.6cm">
          <text:p text:style-name="P1"><text:span text:style-name="T1">Objecti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1.1cm" svg:x="16.3cm" svg:y="1.5cm">
          <text:p text:style-name="P1"><text:span text:style-name="T1">Impac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1.2cm" svg:x="22.7cm" svg:y="1.5cm">
          <text:p text:style-name="P1"><text:span text:style-name="T1">Fonctionnalité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2cm" svg:height="1.5cm" svg:x="1.7cm" svg:y="10.897cm">
          <text:p text:style-name="P1"><text:span text:style-name="T1">Augmenter le nombre</text:span></text:p>
          <text:p text:style-name="P1"><text:span text:style-name="T1"><text:s/></text:span><text:span text:style-name="T1">de participants.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2cm" svg:height="1.5cm" svg:x="8.8cm" svg:y="6cm">
          <text:p text:style-name="P1"><text:span text:style-name="T1">Visiteu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2cm" svg:height="1.5cm" svg:x="8.8cm" svg:y="12.8cm">
          <text:p text:style-name="P1"><text:span text:style-name="T1">Inscri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2cm" svg:height="1.5cm" svg:x="8.8cm" svg:y="17.2cm">
          <text:p text:style-name="P1"><text:span text:style-name="T1">Personnel service</text:span></text:p>
          <text:p text:style-name="P1"><text:span text:style-name="T1">Développement culture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6cm" svg:height="0.9cm" svg:x="16.3cm" svg:y="4.3cm">
          <text:p text:style-name="P1"><text:span text:style-name="T1">Trouver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6.9cm" svg:y1="11.7cm" svg:x2="8.2cm" svg:y2="11.7cm">
          <text:p/>
        </draw:line>
        <draw:line draw:style-name="gr9" draw:text-style-name="P6" draw:layer="layout" svg:x1="8.2cm" svg:y1="11.9cm" svg:x2="8.2cm" svg:y2="6.6cm">
          <text:p/>
        </draw:line>
        <draw:line draw:style-name="gr9" draw:text-style-name="P6" draw:layer="layout" svg:x1="8.2cm" svg:y1="11.7cm" svg:x2="8.2cm" svg:y2="18.1cm">
          <text:p/>
        </draw:line>
        <draw:custom-shape draw:style-name="gr7" draw:text-style-name="P5" draw:layer="layout" svg:width="3.6cm" svg:height="0.9cm" svg:x="16.3cm" svg:y="13.2cm">
          <text:p text:style-name="P1"><text:span text:style-name="T1">Suggér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6cm" svg:height="0.9cm" svg:x="16.3cm" svg:y="11.9cm">
          <text:p text:style-name="P1"><text:span text:style-name="T1">Suiv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6cm" svg:height="0.9cm" svg:x="16.3cm" svg:y="7.1cm">
          <text:p text:style-name="P1"><text:span text:style-name="T1">S’inform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6cm" svg:height="0.9cm" svg:x="16.3cm" svg:y="16.8cm">
          <text:p text:style-name="P1"><text:span text:style-name="T1">Édit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6cm" svg:height="0.9cm" svg:x="16.3cm" svg:y="18.2cm">
          <text:p text:style-name="P1"><text:span text:style-name="T1">Valid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6cm" svg:height="0.9cm" svg:x="16.3cm" svg:y="10.1cm">
          <text:p text:style-name="P1"><text:span text:style-name="T1">S’inscri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6cm" svg:height="0.9cm" svg:x="16.3cm" svg:y="8.8cm">
          <text:p text:style-name="P1"><text:span text:style-name="T1">Questionner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8cm" svg:height="0.9cm" svg:x="22.7cm" svg:y="3.3cm">
          <text:p text:style-name="P1"><text:span text:style-name="T1">Référencement 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4.8cm" svg:height="0.9cm" svg:x="22.7cm" svg:y="5.3cm">
          <text:p text:style-name="P1"><text:span text:style-name="T1">Information PL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4.8cm" svg:height="0.9cm" svg:x="22.7cm" svg:y="4.3cm">
          <text:p text:style-name="P1"><text:span text:style-name="T1">Lien site de la v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4.8cm" svg:height="0.9cm" svg:x="22.7cm" svg:y="6.6cm">
          <text:p text:style-name="P1"><text:span text:style-name="T1">Publication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8cm" svg:height="0.9cm" svg:x="22.7cm" svg:y="7.6cm">
          <text:p text:style-name="P1"><text:span text:style-name="T1">Photo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8cm" svg:height="0.9cm" svg:x="22.8cm" svg:y="8.8cm">
          <text:p text:style-name="P1"><text:span text:style-name="T1">Contac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8cm" svg:height="0.9cm" svg:x="22.8cm" svg:y="17.6cm">
          <text:p text:style-name="P1"><text:span text:style-name="T1">Back-offic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8cm" svg:height="0.9cm" svg:x="22.7cm" svg:y="13.2cm">
          <text:p text:style-name="P1"><text:span text:style-name="T1">Newslet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8cm" svg:height="0.9cm" svg:x="22.7cm" svg:y="11.9cm">
          <text:p text:style-name="P1"><text:span text:style-name="T1">Courriel Inscrip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8cm" svg:height="0.9cm" svg:x="22.8cm" svg:y="10cm">
          <text:p text:style-name="P1"><text:span text:style-name="T1">Inscription initiativ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2cm" svg:y1="6.6cm" svg:x2="8.8cm" svg:y2="6.6cm">
          <text:p/>
        </draw:line>
        <draw:custom-shape draw:style-name="gr7" draw:text-style-name="P5" draw:layer="layout" svg:width="3.6cm" svg:height="0.9cm" svg:x="16.3cm" svg:y="14.4cm">
          <text:p text:style-name="P1"><text:span text:style-name="T1">Questionne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2cm" svg:y1="13.6cm" svg:x2="8.8cm" svg:y2="13.6cm">
          <text:p/>
        </draw:line>
        <draw:line draw:style-name="gr9" draw:text-style-name="P6" draw:layer="layout" svg:x1="8.2cm" svg:y1="18.1cm" svg:x2="8.8cm" svg:y2="18.1cm">
          <text:p/>
        </draw:line>
        <draw:line draw:style-name="gr9" draw:text-style-name="P6" draw:layer="layout" svg:x1="14cm" svg:y1="6.7cm" svg:x2="14.7cm" svg:y2="6.7cm">
          <text:p/>
        </draw:line>
        <draw:line draw:style-name="gr9" draw:text-style-name="P6" draw:layer="layout" svg:x1="14cm" svg:y1="18cm" svg:x2="14.7cm" svg:y2="18cm">
          <text:p/>
        </draw:line>
        <draw:line draw:style-name="gr9" draw:text-style-name="P6" draw:layer="layout" svg:x1="14cm" svg:y1="13.6cm" svg:x2="14.7cm" svg:y2="13.6cm">
          <text:p/>
        </draw:line>
        <draw:line draw:style-name="gr9" draw:text-style-name="P6" draw:layer="layout" svg:x1="19.927cm" svg:y1="4.746cm" svg:x2="20.627cm" svg:y2="4.746cm">
          <text:p/>
        </draw:line>
        <draw:line draw:style-name="gr9" draw:text-style-name="P6" draw:layer="layout" svg:x1="19.9cm" svg:y1="7.5cm" svg:x2="20.6cm" svg:y2="7.5cm">
          <text:p/>
        </draw:line>
        <draw:line draw:style-name="gr9" draw:text-style-name="P6" draw:layer="layout" svg:x1="19.9cm" svg:y1="9.2cm" svg:x2="22.8cm" svg:y2="9.2cm">
          <text:p/>
        </draw:line>
        <draw:line draw:style-name="gr9" draw:text-style-name="P6" draw:layer="layout" svg:x1="19.9cm" svg:y1="10.5cm" svg:x2="22.8cm" svg:y2="10.5cm">
          <text:p/>
        </draw:line>
        <draw:line draw:style-name="gr9" draw:text-style-name="P6" draw:layer="layout" svg:x1="19.9cm" svg:y1="12.5cm" svg:x2="22.7cm" svg:y2="12.5cm">
          <text:p/>
        </draw:line>
        <draw:line draw:style-name="gr9" draw:text-style-name="P6" draw:layer="layout" svg:x1="19.9cm" svg:y1="13.7cm" svg:x2="22.7cm" svg:y2="13.7cm">
          <text:p/>
        </draw:line>
        <draw:line draw:style-name="gr11" draw:text-style-name="P6" draw:layer="layout" svg:x1="19.9cm" svg:y1="14.9cm" svg:x2="21cm" svg:y2="14.9cm">
          <text:p/>
        </draw:line>
        <draw:line draw:style-name="gr9" draw:text-style-name="P6" draw:layer="layout" svg:x1="19.9cm" svg:y1="17.3cm" svg:x2="22.4cm" svg:y2="17.3cm">
          <text:p/>
        </draw:line>
        <draw:line draw:style-name="gr9" draw:text-style-name="P6" draw:layer="layout" svg:x1="14cm" svg:y1="13.6cm" svg:x2="14.7cm" svg:y2="13.6cm">
          <text:p/>
        </draw:line>
        <draw:line draw:style-name="gr9" draw:text-style-name="P6" draw:layer="layout" svg:x1="19.9cm" svg:y1="18.7cm" svg:x2="22.4cm" svg:y2="18.7cm">
          <text:p/>
        </draw:line>
        <draw:line draw:style-name="gr9" draw:text-style-name="P6" draw:layer="layout" svg:x1="14.7cm" svg:y1="4.7cm" svg:x2="14.7cm" svg:y2="10.6cm">
          <text:p/>
        </draw:line>
        <draw:line draw:style-name="gr9" draw:text-style-name="P6" draw:layer="layout" svg:x1="14.7cm" svg:y1="4.7cm" svg:x2="16.3cm" svg:y2="4.7cm">
          <text:p/>
        </draw:line>
        <draw:line draw:style-name="gr9" draw:text-style-name="P6" draw:layer="layout" svg:x1="14.7cm" svg:y1="10.6cm" svg:x2="16.3cm" svg:y2="10.6cm">
          <text:p/>
        </draw:line>
        <draw:line draw:style-name="gr9" draw:text-style-name="P6" draw:layer="layout" svg:x1="14.7cm" svg:y1="7.6cm" svg:x2="16.3cm" svg:y2="7.6cm">
          <text:p/>
        </draw:line>
        <draw:line draw:style-name="gr9" draw:text-style-name="P6" draw:layer="layout" svg:x1="14.7cm" svg:y1="9.4cm" svg:x2="16.3cm" svg:y2="9.4cm">
          <text:p/>
        </draw:line>
        <draw:line draw:style-name="gr9" draw:text-style-name="P6" draw:layer="layout" svg:x1="14.7cm" svg:y1="12.4cm" svg:x2="14.7cm" svg:y2="14.9cm">
          <text:p/>
        </draw:line>
        <draw:line draw:style-name="gr9" draw:text-style-name="P6" draw:layer="layout" svg:x1="16.3cm" svg:y1="12.4cm" svg:x2="14.7cm" svg:y2="12.4cm">
          <text:p/>
        </draw:line>
        <draw:line draw:style-name="gr9" draw:text-style-name="P6" draw:layer="layout" svg:x1="14.7cm" svg:y1="14.9cm" svg:x2="16.3cm" svg:y2="14.9cm">
          <text:p/>
        </draw:line>
        <draw:line draw:style-name="gr9" draw:text-style-name="P6" draw:layer="layout" svg:x1="14.7cm" svg:y1="13.6cm" svg:x2="16.3cm" svg:y2="13.6cm">
          <text:p/>
        </draw:line>
        <draw:line draw:style-name="gr9" draw:text-style-name="P6" draw:layer="layout" svg:x1="14.7cm" svg:y1="17.3cm" svg:x2="14.7cm" svg:y2="18.6cm">
          <text:p/>
        </draw:line>
        <draw:line draw:style-name="gr9" draw:text-style-name="P6" draw:layer="layout" svg:x1="14.7cm" svg:y1="17.3cm" svg:x2="16.3cm" svg:y2="17.3cm">
          <text:p/>
        </draw:line>
        <draw:line draw:style-name="gr9" draw:text-style-name="P6" draw:layer="layout" svg:x1="14.7cm" svg:y1="18.6cm" svg:x2="16.3cm" svg:y2="18.6cm">
          <text:p/>
        </draw:line>
        <draw:line draw:style-name="gr9" draw:text-style-name="P6" draw:layer="layout" svg:x1="20.6cm" svg:y1="3.7cm" svg:x2="20.6cm" svg:y2="5.7cm">
          <text:p/>
        </draw:line>
        <draw:line draw:style-name="gr9" draw:text-style-name="P6" draw:layer="layout" svg:x1="22.7cm" svg:y1="3.7cm" svg:x2="20.6cm" svg:y2="3.7cm">
          <text:p/>
        </draw:line>
        <draw:line draw:style-name="gr9" draw:text-style-name="P6" draw:layer="layout" svg:x1="22.7cm" svg:y1="5.7cm" svg:x2="20.6cm" svg:y2="5.7cm">
          <text:p/>
        </draw:line>
        <draw:line draw:style-name="gr9" draw:text-style-name="P6" draw:layer="layout" svg:x1="22.7cm" svg:y1="4.7cm" svg:x2="20.6cm" svg:y2="4.7cm">
          <text:p/>
        </draw:line>
        <draw:line draw:style-name="gr9" draw:text-style-name="P6" draw:layer="layout" svg:x1="20.6cm" svg:y1="7cm" svg:x2="20.6cm" svg:y2="8.1cm">
          <text:p/>
        </draw:line>
        <draw:line draw:style-name="gr9" draw:text-style-name="P6" draw:layer="layout" svg:x1="22.7cm" svg:y1="7cm" svg:x2="20.6cm" svg:y2="7cm">
          <text:p/>
        </draw:line>
        <draw:line draw:style-name="gr9" draw:text-style-name="P6" draw:layer="layout" svg:x1="22.7cm" svg:y1="8.1cm" svg:x2="20.6cm" svg:y2="8.1cm">
          <text:p/>
        </draw:line>
        <draw:line draw:style-name="gr11" draw:text-style-name="P6" draw:layer="layout" svg:x1="21cm" svg:y1="14.9cm" svg:x2="21cm" svg:y2="9.5cm">
          <text:p/>
        </draw:line>
        <draw:line draw:style-name="gr11" draw:text-style-name="P6" draw:layer="layout" svg:x1="22.8cm" svg:y1="9.5cm" svg:x2="21cm" svg:y2="9.5cm">
          <text:p/>
        </draw:line>
        <draw:line draw:style-name="gr9" draw:text-style-name="P6" draw:layer="layout" svg:x1="22.4cm" svg:y1="17.3cm" svg:x2="22.4cm" svg:y2="18.7cm">
          <text:p/>
        </draw:line>
        <draw:line draw:style-name="gr9" draw:text-style-name="P6" draw:layer="layout" svg:x1="22.4cm" svg:y1="18cm" svg:x2="22.8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17:48:00.970000000</meta:creation-date>
    <dc:date>2018-05-24T10:49:05.416000000</dc:date>
    <meta:editing-duration>PT27M3S</meta:editing-duration>
    <meta:editing-cycles>3</meta:editing-cycles>
    <meta:generator>LibreOffice/5.4.6.2$Windows_X86_64 LibreOffice_project/4014ce260a04f1026ba855d3b8d91541c224eab8</meta:generator>
    <meta:document-statistic meta:object-count="70"/>
  </office:meta>
</office:document-meta>
</file>